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094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411cm"/>
    </style:style>
    <style:style style:name="co11" style:family="table-column">
      <style:table-column-properties fo:break-before="auto" style:column-width="3.119cm"/>
    </style:style>
    <style:style style:name="co12" style:family="table-column">
      <style:table-column-properties fo:break-before="auto" style:column-width="1.018cm"/>
    </style:style>
    <style:style style:name="co13" style:family="table-column">
      <style:table-column-properties fo:break-before="auto" style:column-width="5.965cm"/>
    </style:style>
    <style:style style:name="co14" style:family="table-column">
      <style:table-column-properties fo:break-before="auto" style:column-width="17.999cm"/>
    </style:style>
    <style:style style:name="co15" style:family="table-column">
      <style:table-column-properties fo:break-before="auto" style:column-width="1.88cm"/>
    </style:style>
    <style:style style:name="co16" style:family="table-column">
      <style:table-column-properties fo:break-before="auto" style:column-width="1.436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1.109cm"/>
    </style:style>
    <style:style style:name="co19" style:family="table-column">
      <style:table-column-properties fo:break-before="auto" style:column-width="1.51cm"/>
    </style:style>
    <style:style style:name="co20" style:family="table-column">
      <style:table-column-properties fo:break-before="auto" style:column-width="1.279cm"/>
    </style:style>
    <style:style style:name="co21" style:family="table-column">
      <style:table-column-properties fo:break-before="auto" style:column-width="1.326cm"/>
    </style:style>
    <style:style style:name="co22" style:family="table-column">
      <style:table-column-properties fo:break-before="auto" style:column-width="1.683cm"/>
    </style:style>
    <style:style style:name="co23" style:family="table-column">
      <style:table-column-properties fo:break-before="auto" style:column-width="2.896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23.569cm"/>
    </style:style>
    <style:style style:name="co27" style:family="table-column">
      <style:table-column-properties fo:break-before="auto" style:column-width="5.57cm"/>
    </style:style>
    <style:style style:name="co28" style:family="table-column">
      <style:table-column-properties fo:break-before="auto" style:column-width="18.717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34cm"/>
    </style:style>
    <style:style style:name="co31" style:family="table-column">
      <style:table-column-properties fo:break-before="auto" style:column-width="15.794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0.39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6.757cm"/>
    </style:style>
    <style:style style:name="co39" style:family="table-column">
      <style:table-column-properties fo:break-before="auto" style:column-width="6.239cm"/>
    </style:style>
    <style:style style:name="co40" style:family="table-column">
      <style:table-column-properties fo:break-before="auto" style:column-width="0.891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757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8.368cm"/>
    </style:style>
    <style:style style:name="co46" style:family="table-column">
      <style:table-column-properties fo:break-before="auto" style:column-width="7.823cm"/>
    </style:style>
    <style:style style:name="co47" style:family="table-column">
      <style:table-column-properties fo:break-before="auto" style:column-width="5.99cm"/>
    </style:style>
    <style:style style:name="co48" style:family="table-column">
      <style:table-column-properties fo:break-before="auto" style:column-width="2.574cm"/>
    </style:style>
    <style:style style:name="co49" style:family="table-column">
      <style:table-column-properties fo:break-before="auto" style:column-width="2.549cm"/>
    </style:style>
    <style:style style:name="co50" style:family="table-column">
      <style:table-column-properties fo:break-before="auto" style:column-width="1.831cm"/>
    </style:style>
    <style:style style:name="co51" style:family="table-column">
      <style:table-column-properties fo:break-before="auto" style:column-width="4.329cm"/>
    </style:style>
    <style:style style:name="co52" style:family="table-column">
      <style:table-column-properties fo:break-before="auto" style:column-width="0.517cm"/>
    </style:style>
    <style:style style:name="co53" style:family="table-column">
      <style:table-column-properties fo:break-before="auto" style:column-width="2.277cm"/>
    </style:style>
    <style:style style:name="co54" style:family="table-column">
      <style:table-column-properties fo:break-before="auto" style:column-width="5.669cm"/>
    </style:style>
    <style:style style:name="co55" style:family="table-column">
      <style:table-column-properties fo:break-before="auto" style:column-width="3.614cm"/>
    </style:style>
    <style:style style:name="co56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7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6" office:value-type="string" calcext:value-type="string">
            <text:p>Flags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cop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oints</text:p>
          </table:table-cell>
          <table:table-cell table:style-name="ce12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ea! Si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the first teacup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Cheese Hol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map to reveal a secret rout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Mooning on Lif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1,000 moons to earn an extra lif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School of 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Fish Ka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l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Shields Up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restart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100,000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reasure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500,000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Love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1,000,000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Beac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points while breaking a beacon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50,000 points while breaking a beacon with a fis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Jump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50,000 points while breaking a beacon with a jump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Young Bloo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Rescue the agent Finnius Fro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ouda Gull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Cheese Hills and find a safe place in Gouda Gull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ees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irst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oquefort Ridg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Cheese Hills and find a safe place in Roquefort Ridg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unne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The Chunnel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unnel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The Chunnel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Escape from The Riccottacombe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ret passage routes to Nether Slimeswold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aerphill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aerphilly Dow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umpsvil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Custard Meadows and find a safe place in Lumps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on Appéti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Lumpsville Lurker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bbling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Egg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ittle Pimp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lime Plains and find a safe place in Little Pimp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ugu in a Cheese Ke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Obtain a Cheese Tower key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y Knoll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Slime Plains and find a safe place in Slimy Knoll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Mine 1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Rennet Mine 1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Mine 2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Rennet Mine 2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Rennet Mine 2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zzarella Over-min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Mozzarella Over-min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re Murky Moor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lime Plains and find a safe place in More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urky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More Murky Moor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Trigger</text:p>
          </table:table-cell>
          <table:table-cell table:style-name="ce7" office:value-type="string" calcext:value-type="string">
            <text:p>Gruyer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rater Gruyer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7" office:value-type="string" calcext:value-type="string">
            <text:p>Murk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re Murk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More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Julienne of Mushroom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Fungi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first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ond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ushy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Blue Diamon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imp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Greater Pimple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swold Under Chees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olds and find a safe place in Slimeswold Under Chees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 Min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Curdle Min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hunderball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all the cheese min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ating Tim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Make a date with the Angel Fish agen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urglet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Overwold and find a safe place in Gurglet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therpoo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Slitherpool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ruitassic Park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Overwold and find a safe place in Fruitassic Park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Overwold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second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Overwold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third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erry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Emeral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burg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utter Mound and find a safe place in Curdleburg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burg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Curdleburg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Upper Curdlington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Upper Curdlingt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fingers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Lake Butterfinger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fingers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Lake Butterfinge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Plains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Buttercup Plain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Ridg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Buttercup Ridg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Eastern Cheddar Hoar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ecret Slime Pit and find a safe place in Eastern Cheddar Hoard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on the Whe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utter Mound and find a safe place in Curdlington on the Whe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Night of the Chicken Dea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Kentucky fried fiend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Pit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third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ourth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Red Diamon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he Floating Foll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lue Cheese Hills and find a safe place in The Floating Foll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endsleyda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Wendsleydale Wasteland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Moon Dun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lue Cheese Hills and find a safe place in Blue Moon Dune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ungi Strikes Back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Fungi without taking damage again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 Vibe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btain a Crystal Caverns key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line Cutting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Crystal Caverns and find a safe place in Crystalline Cutting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Kompromat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scue the last agent to clarify object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Chees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ifth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Cheese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Mouse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asino Roya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scue all the age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oldenEy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all the satellite piec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lin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rystalline Cheese Chunk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le Excavation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ret passage routes to Neopolitan Peninsula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lace Glaci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Glace Glacier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riple Scoopingd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Triple Scoopingd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innacles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The Peppermint Pinnacle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eppermint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The Peppermint Pinnacle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afervil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Waferville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1st Wafervill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the first secret extra life in Wafer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2nd Wafervill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the second secret extra life in Wafer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Neopolitan Peninsula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Neopolitan Peninsula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r. Y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Dr. Maybe without taking damag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ovine Aeria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Bovine Aerial Assault area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affel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fourth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iants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Mushroom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cha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Star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onrak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all the stiltonium machin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iamonds Are Forever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all the lost treasur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ig 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Knock a triple star block and catch all the star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omeback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Refill energy points to the maximum when had been in danger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he Way of the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Strike back an apple bullet with a fist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11" calcext:value-type="float">
            <text:p>1811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he Way of the Exploding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Quack Attacker rocket with a fist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Crunchy Marc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5 enemies in a row jumping on heads without landing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90" calcext:value-type="float">
            <text:p>189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Blowerama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e have an enemy head, we have … a dynamite!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91" calcext:value-type="float">
            <text:p>1891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Gourmet Predator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Today we have a special dish – devour an enemy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92" calcext:value-type="float">
            <text:p>1892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Iron Hea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Blow up a dynamite on your own head without taking damag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900" calcext:value-type="float">
            <text:p>190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Earned Vacati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Thwart the evil and restore freedom to the galaxy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10" calcext:value-type="float">
            <text:p>191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Fools’ Da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So close but an insufficient investigation has been mad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otal Failur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hat is objectives? You had been trying to be so wrong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Dr. Maybe being on the dark sid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5 fatalities without loosing a lif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10 fatalities without loosing a lif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25 fatalities without loosing a lif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20 energy remainin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29 energy remaining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40 energy remaining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20" calcext:value-type="float">
            <text:p>1002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a moon bonu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21" calcext:value-type="float">
            <text:p>1002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3 moon bonuses in a row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22" calcext:value-type="float">
            <text:p>1002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moon bonuses in a row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30" calcext:value-type="float">
            <text:p>1003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a teacup bonus without hurting enemie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31" calcext:value-type="float">
            <text:p>1003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3 teacup bonuses without hurting enemi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32" calcext:value-type="float">
            <text:p>1003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teacup bonuses without hurting enemi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0" calcext:value-type="float">
            <text:p>101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n energy star in a bonu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1" calcext:value-type="float">
            <text:p>101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life in a bonu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102" calcext:value-type="float">
            <text:p>101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hard-hat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3" calcext:value-type="float">
            <text:p>10103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X-Ray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4" calcext:value-type="float">
            <text:p>10104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n invincibility fish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00" calcext:value-type="float">
            <text:p>102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coin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1" calcext:value-type="float">
            <text:p>102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coin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02" calcext:value-type="float">
            <text:p>102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0 coin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10" calcext:value-type="float">
            <text:p>1021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trophie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1" calcext:value-type="float">
            <text:p>1021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trophie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12" calcext:value-type="float">
            <text:p>1021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trophie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20" calcext:value-type="float">
            <text:p>1022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crown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21" calcext:value-type="float">
            <text:p>1022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crown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22" calcext:value-type="float">
            <text:p>1022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crown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30" calcext:value-type="float">
            <text:p>1023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life heart while clearing areas and having maximum live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31" calcext:value-type="float">
            <text:p>1023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life hearts while clearing areas and having maximum l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32" calcext:value-type="float">
            <text:p>1023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life hearts while clearing areas and having maximum liv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40" calcext:value-type="float">
            <text:p>10240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Open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1,000,000 points while clearing area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41" calcext:value-type="float">
            <text:p>10241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Brilliant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,000,000 points while clearing area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42" calcext:value-type="float">
            <text:p>10242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10,000,000 points while clearing areas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0300" calcext:value-type="float">
            <text:p>103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a hidden box while clearing area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301" calcext:value-type="float">
            <text:p>103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5 hidden boxes while clearing area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02" calcext:value-type="float">
            <text:p>103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10 hidden boxes while clearing area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Travelling Salesman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Take the shortest route and defeat Dr. Maybe without revisiting areas and using continues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1010" calcext:value-type="float">
            <text:p>110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word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nter a password carefully without editin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11" calcext:value-type="float">
            <text:p>110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In Love With a Chees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ven a small piece of cheese can make someone happy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12" calcext:value-type="float">
            <text:p>110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utefisk Chef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Join the dark side of the Force. Dark Jedi is also Jedi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1020" calcext:value-type="float">
            <text:p>110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Сinephi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atch introduction and final titl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0" table:number-columns-repeated="4"/>
          <table:table-cell table:style-name="ce11"/>
          <table:table-cell table:style-name="ce14" office:value-type="float" office:value="1885" calcext:value-type="float">
            <text:p>1885</text:p>
          </table:table-cell>
          <table:table-cell/>
        </table:table-row>
        <table:table-row table:style-name="ro1" table:number-rows-repeated="1048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12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a! Sir</text:p>
          </table:table-cell>
          <table:table-cell table:style-name="ce7" office:value-type="string" calcext:value-type="string">
            <text:p>Collect the first teacu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heese Holes</text:p>
          </table:table-cell>
          <table:table-cell table:style-name="ce7" office:value-type="string" calcext:value-type="string">
            <text:p>Find a map to reveal a secret rou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oning on Life</text:p>
          </table:table-cell>
          <table:table-cell table:style-name="ce7" office:value-type="string" calcext:value-type="string">
            <text:p>Collect 1,000 moons to earn an extra lif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School of Fish</text:p>
          </table:table-cell>
          <table:table-cell table:style-name="ce7" office:value-type="string" calcext:value-type="string">
            <text:p>Have the maximum energy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Fish Kat</text:p>
          </table:table-cell>
          <table:table-cell table:style-name="ce7" office:value-type="string" calcext:value-type="string">
            <text:p>Have the maximum liv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Shields Up</text:p>
          </table:table-cell>
          <table:table-cell table:style-name="ce7" office:value-type="string" calcext:value-type="string">
            <text:p>Have the maximum restart energy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Collect an item and earn 100,000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Treasure Hunter</text:p>
          </table:table-cell>
          <table:table-cell table:style-name="ce7" office:value-type="string" calcext:value-type="string">
            <text:p>Collect an item and earn 500,000 poi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Love Hunter</text:p>
          </table:table-cell>
          <table:table-cell table:style-name="ce7" office:value-type="string" calcext:value-type="string">
            <text:p>Collect an item and earn 1,000,000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Berry Cover</text:p>
          </table:table-cell>
          <table:table-cell table:style-name="ce7" office:value-type="string" calcext:value-type="string">
            <text:p>Wear a strawberry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Lemon Cover</text:p>
          </table:table-cell>
          <table:table-cell table:style-name="ce7" office:value-type="string" calcext:value-type="string">
            <text:p>Wear a lemon tart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Cake Cover</text:p>
          </table:table-cell>
          <table:table-cell table:style-name="ce7" office:value-type="string" calcext:value-type="string">
            <text:p>Wear a berry cake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Bronze Score</text:p>
          </table:table-cell>
          <table:table-cell table:style-name="ce7" office:value-type="string" calcext:value-type="string">
            <text:p>Earn 1,000,000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Silver Score</text:p>
          </table:table-cell>
          <table:table-cell table:style-name="ce7" office:value-type="string" calcext:value-type="string">
            <text:p>Earn 5,000,000 poi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Golden Score</text:p>
          </table:table-cell>
          <table:table-cell table:style-name="ce7" office:value-type="string" calcext:value-type="string">
            <text:p>Earn 10,000,000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Nice Timings</text:p>
          </table:table-cell>
          <table:table-cell table:style-name="ce7" office:value-type="string" calcext:value-type="string">
            <text:p>Hit 25,000 points while breaking a beaco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Strong Timings</text:p>
          </table:table-cell>
          <table:table-cell table:style-name="ce7" office:value-type="string" calcext:value-type="string">
            <text:p>Hit 50,000 points while breaking a beacon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Perfect Timings</text:p>
          </table:table-cell>
          <table:table-cell table:style-name="ce7" office:value-type="string" calcext:value-type="string">
            <text:p>Hit 100,000 points while breaking a beacon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Max Velocity</text:p>
          </table:table-cell>
          <table:table-cell table:style-name="ce7" office:value-type="string" calcext:value-type="string">
            <text:p>Accelerate to extra speed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Blowerama</text:p>
          </table:table-cell>
          <table:table-cell table:style-name="ce7" office:value-type="string" calcext:value-type="string">
            <text:p>There are rat heads, we have … a dynamite!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The Way of the Fist</text:p>
          </table:table-cell>
          <table:table-cell table:style-name="ce7" office:value-type="string" calcext:value-type="string">
            <text:p>Strike back an apple bullet with a fis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The Exploding Fist</text:p>
          </table:table-cell>
          <table:table-cell table:style-name="ce7" office:value-type="string" calcext:value-type="string">
            <text:p>Destroy Quack Attacker rocket with a fis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Pie Hard</text:p>
          </table:table-cell>
          <table:table-cell table:style-name="ce7" office:value-type="string" calcext:value-type="string">
            <text:p>Obtain a cake ammunition for the gu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Iron Head</text:p>
          </table:table-cell>
          <table:table-cell table:style-name="ce7" office:value-type="string" calcext:value-type="string">
            <text:p>Blow up a dynamite on your own head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runchy March</text:p>
          </table:table-cell>
          <table:table-cell table:style-name="ce7" office:value-type="string" calcext:value-type="string">
            <text:p>Defeat 5 enemies in a row while jumping their heads and without landi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Major Kong</text:p>
          </table:table-cell>
          <table:table-cell table:style-name="ce7" office:value-type="string" calcext:value-type="string">
            <text:p>Jump Bully Bullet 10 times in a row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Big Fish</text:p>
          </table:table-cell>
          <table:table-cell table:style-name="ce7" office:value-type="string" calcext:value-type="string">
            <text:p>Knock a triple star block and catch all the star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Comeback</text:p>
          </table:table-cell>
          <table:table-cell table:style-name="ce7" office:value-type="string" calcext:value-type="string">
            <text:p>Recover energy points to the maximum after being in dang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Gourmet Predatory</text:p>
          </table:table-cell>
          <table:table-cell table:style-name="ce7" office:value-type="string" calcext:value-type="string">
            <text:p>Today we have a special dish – devour an enem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Custard Jacuzzi</text:p>
          </table:table-cell>
          <table:table-cell table:style-name="ce7" office:value-type="string" calcext:value-type="string">
            <text:p>Cross the pit in Hot Custards Springs area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Buttercup Jacuzzi</text:p>
          </table:table-cell>
          <table:table-cell table:style-name="ce7" office:value-type="string" calcext:value-type="string">
            <text:p>Cross the pit in Buttercup Ridge area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Curdleburg Jacuzzi</text:p>
          </table:table-cell>
          <table:table-cell table:style-name="ce7" office:value-type="string" calcext:value-type="string">
            <text:p>Cross the pit in Curdleburg area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Marry Popins</text:p>
          </table:table-cell>
          <table:table-cell table:style-name="ce7" office:value-type="string" calcext:value-type="string">
            <text:p>Collect 120 moons in Custard Craters area while soaring with umbrell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Young Blood</text:p>
          </table:table-cell>
          <table:table-cell table:style-name="ce7" office:value-type="string" calcext:value-type="string">
            <text:p>Rescue the agent Finnius Frog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Gouda Gully</text:p>
          </table:table-cell>
          <table:table-cell table:style-name="ce7" office:value-type="string" calcext:value-type="string">
            <text:p>Explore Cheese Hills and find a safe place in Gouda Gully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Cheese Surveillance</text:p>
          </table:table-cell>
          <table:table-cell table:style-name="ce7" office:value-type="string" calcext:value-type="string">
            <text:p>Find the first satellite pie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7" office:value-type="string" calcext:value-type="string">
            <text:p>Gruyere Covert</text:p>
          </table:table-cell>
          <table:table-cell table:style-name="ce7" office:value-type="string" calcext:value-type="string">
            <text:p>Find a secret extra life in Crater Gruyer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Lumpsville</text:p>
          </table:table-cell>
          <table:table-cell table:style-name="ce7" office:value-type="string" calcext:value-type="string">
            <text:p>Explore Custard Meadows and find a safe place in Lumps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7" office:value-type="string" calcext:value-type="string">
            <text:p>Bon Appétit</text:p>
          </table:table-cell>
          <table:table-cell table:style-name="ce7" office:value-type="string" calcext:value-type="string">
            <text:p>Defeat Lumpsville Lurker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7" office:value-type="string" calcext:value-type="string">
            <text:p>Bubbling Adventure</text:p>
          </table:table-cell>
          <table:table-cell table:style-name="ce7" office:value-type="string" calcext:value-type="string">
            <text:p>Retrieve the Moon Egg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7" office:value-type="string" calcext:value-type="string">
            <text:p>Little Pimple</text:p>
          </table:table-cell>
          <table:table-cell table:style-name="ce7" office:value-type="string" calcext:value-type="string">
            <text:p>Explore Slime Plains and find a safe place in Little Pimp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7" office:value-type="string" calcext:value-type="string">
            <text:p>Fugu in a Cheese Key</text:p>
          </table:table-cell>
          <table:table-cell table:style-name="ce7" office:value-type="string" calcext:value-type="string">
            <text:p>Obtain a Cheese Tower ke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Slimy Knoll</text:p>
          </table:table-cell>
          <table:table-cell table:style-name="ce7" office:value-type="string" calcext:value-type="string">
            <text:p>Explore Slime Plains and find a safe place in Slimy Knol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7" office:value-type="string" calcext:value-type="string">
            <text:p>Rennet Mine 1</text:p>
          </table:table-cell>
          <table:table-cell table:style-name="ce7" office:value-type="string" calcext:value-type="string">
            <text:p>Destroy the cheese mine in Rennet Mine 1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7" office:value-type="string" calcext:value-type="string">
            <text:p>Rennet Mine 2</text:p>
          </table:table-cell>
          <table:table-cell table:style-name="ce7" office:value-type="string" calcext:value-type="string">
            <text:p>Destroy the cheese mine in Rennet Mine 2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Rennet Wealth</text:p>
          </table:table-cell>
          <table:table-cell table:style-name="ce7" office:value-type="string" calcext:value-type="string">
            <text:p>Grab a secret stash in Rennet Mine 2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7" office:value-type="string" calcext:value-type="string">
            <text:p>Mozzarella Over-mine</text:p>
          </table:table-cell>
          <table:table-cell table:style-name="ce7" office:value-type="string" calcext:value-type="string">
            <text:p>Destroy the cheese mine in Mozzarella Over-min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7" office:value-type="string" calcext:value-type="string">
            <text:p>More Murky Moors</text:p>
          </table:table-cell>
          <table:table-cell table:style-name="ce7" office:value-type="string" calcext:value-type="string">
            <text:p>Explore Slime Plains and find a safe place in More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Murky Wealth</text:p>
          </table:table-cell>
          <table:table-cell table:style-name="ce7" office:value-type="string" calcext:value-type="string">
            <text:p>Grab a secret stash in More Murky Moor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7" office:value-type="string" calcext:value-type="string">
            <text:p>Murky Covert</text:p>
          </table:table-cell>
          <table:table-cell table:style-name="ce7" office:value-type="string" calcext:value-type="string">
            <text:p>Find a secret extra life in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More Murky Covert</text:p>
          </table:table-cell>
          <table:table-cell table:style-name="ce7" office:value-type="string" calcext:value-type="string">
            <text:p>Find a secret extra life in More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Julienne of Mushrooms</text:p>
          </table:table-cell>
          <table:table-cell table:style-name="ce7" office:value-type="string" calcext:value-type="string">
            <text:p>Defeat Fungi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7" office:value-type="string" calcext:value-type="string">
            <text:p>Slime Bang-and-burn</text:p>
          </table:table-cell>
          <table:table-cell table:style-name="ce7" office:value-type="string" calcext:value-type="string">
            <text:p>Disable the first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Slime Surveillance</text:p>
          </table:table-cell>
          <table:table-cell table:style-name="ce7" office:value-type="string" calcext:value-type="string">
            <text:p>Find the second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Mushy Adventure</text:p>
          </table:table-cell>
          <table:table-cell table:style-name="ce7" office:value-type="string" calcext:value-type="string">
            <text:p>Retrieve the Blue Diamon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7" office:value-type="string" calcext:value-type="string">
            <text:p>Pimple Wealth</text:p>
          </table:table-cell>
          <table:table-cell table:style-name="ce7" office:value-type="string" calcext:value-type="string">
            <text:p>Grab a secret stash in Greater Pimp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Slimeswold Under Cheese</text:p>
          </table:table-cell>
          <table:table-cell table:style-name="ce7" office:value-type="string" calcext:value-type="string">
            <text:p>Explore Wolds and find a safe place in Slimeswold Under Chees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Curdle Mine</text:p>
          </table:table-cell>
          <table:table-cell table:style-name="ce7" office:value-type="string" calcext:value-type="string">
            <text:p>Destroy the cheese mine in Curdle Min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Thunderball</text:p>
          </table:table-cell>
          <table:table-cell table:style-name="ce7" office:value-type="string" calcext:value-type="string">
            <text:p>Destroy all the cheese min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string" calcext:value-type="string">
            <text:p>Dating Time</text:p>
          </table:table-cell>
          <table:table-cell table:style-name="ce7" office:value-type="string" calcext:value-type="string">
            <text:p>Make a date with the Angel Fish agen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7" office:value-type="string" calcext:value-type="string">
            <text:p>Gurgleton</text:p>
          </table:table-cell>
          <table:table-cell table:style-name="ce7" office:value-type="string" calcext:value-type="string">
            <text:p>Explore Overwold and find a safe place in Gurgle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7" office:value-type="string" calcext:value-type="string">
            <text:p>Slitherpool Wealth</text:p>
          </table:table-cell>
          <table:table-cell table:style-name="ce7" office:value-type="string" calcext:value-type="string">
            <text:p>Grab a secret stash in Slitherpoo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7" office:value-type="string" calcext:value-type="string">
            <text:p>Fruitassic Park</text:p>
          </table:table-cell>
          <table:table-cell table:style-name="ce7" office:value-type="string" calcext:value-type="string">
            <text:p>Explore Overwold and find a safe place in Fruitassic Park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7" office:value-type="string" calcext:value-type="string">
            <text:p>Overwold Bang-and-burn</text:p>
          </table:table-cell>
          <table:table-cell table:style-name="ce7" office:value-type="string" calcext:value-type="string">
            <text:p>Disable the second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7" office:value-type="string" calcext:value-type="string">
            <text:p>Overwold Surveillance</text:p>
          </table:table-cell>
          <table:table-cell table:style-name="ce7" office:value-type="string" calcext:value-type="string">
            <text:p>Find the third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7" office:value-type="string" calcext:value-type="string">
            <text:p>Cherry Adventure</text:p>
          </table:table-cell>
          <table:table-cell table:style-name="ce7" office:value-type="string" calcext:value-type="string">
            <text:p>Retrieve the Moon Emeral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Curdleburg</text:p>
          </table:table-cell>
          <table:table-cell table:style-name="ce7" office:value-type="string" calcext:value-type="string">
            <text:p>Explore Butter Mound and find a safe place in Curdleburg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7" office:value-type="string" calcext:value-type="string">
            <text:p>Curdleburg Wealth</text:p>
          </table:table-cell>
          <table:table-cell table:style-name="ce7" office:value-type="string" calcext:value-type="string">
            <text:p>Grab a secret stash in Curdleburg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7" office:value-type="string" calcext:value-type="string">
            <text:p>Curdlington Wealth</text:p>
          </table:table-cell>
          <table:table-cell table:style-name="ce7" office:value-type="string" calcext:value-type="string">
            <text:p>Grab a secret stash in Upper Curdling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7" office:value-type="string" calcext:value-type="string">
            <text:p>Curdlington Covert</text:p>
          </table:table-cell>
          <table:table-cell table:style-name="ce7" office:value-type="string" calcext:value-type="string">
            <text:p>Find a secret extra life in Upper Curdling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7" office:value-type="string" calcext:value-type="string">
            <text:p>Butterfingers Wealth</text:p>
          </table:table-cell>
          <table:table-cell table:style-name="ce7" office:value-type="string" calcext:value-type="string">
            <text:p>Grab a secret stash in Lake Butterfinge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Butterfingers Covert</text:p>
          </table:table-cell>
          <table:table-cell table:style-name="ce7" office:value-type="string" calcext:value-type="string">
            <text:p>Find a secret extra life in Lake Butterfinge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7" office:value-type="string" calcext:value-type="string">
            <text:p>Buttercup Plains Covert</text:p>
          </table:table-cell>
          <table:table-cell table:style-name="ce7" office:value-type="string" calcext:value-type="string">
            <text:p>Find a secret extra life in Buttercup Plain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7" office:value-type="string" calcext:value-type="string">
            <text:p>Buttercup Wealth</text:p>
          </table:table-cell>
          <table:table-cell table:style-name="ce7" office:value-type="string" calcext:value-type="string">
            <text:p>Grab a secret stash in Buttercup Ridg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7" office:value-type="string" calcext:value-type="string">
            <text:p>Buttercup Ridge Covert</text:p>
          </table:table-cell>
          <table:table-cell table:style-name="ce7" office:value-type="string" calcext:value-type="string">
            <text:p>Find a secret extra life in Buttercup Ridg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Eastern Cheddar Hoard</text:p>
          </table:table-cell>
          <table:table-cell table:style-name="ce7" office:value-type="string" calcext:value-type="string">
            <text:p>Explore Secret Slime Pit and find a safe place in Eastern Cheddar Hoard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Curdlington on the Whey</text:p>
          </table:table-cell>
          <table:table-cell table:style-name="ce7" office:value-type="string" calcext:value-type="string">
            <text:p>Explore Butter Mound and find a safe place in Curdlington on the Whey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7" office:value-type="string" calcext:value-type="string">
            <text:p>Night of the Chicken Dead</text:p>
          </table:table-cell>
          <table:table-cell table:style-name="ce7" office:value-type="string" calcext:value-type="string">
            <text:p>Defeat Kentucky fried fiend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Slime Pit Bang-and-burn</text:p>
          </table:table-cell>
          <table:table-cell table:style-name="ce7" office:value-type="string" calcext:value-type="string">
            <text:p>Disable the third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7" office:value-type="string" calcext:value-type="string">
            <text:p>Butter Surveillance</text:p>
          </table:table-cell>
          <table:table-cell table:style-name="ce7" office:value-type="string" calcext:value-type="string">
            <text:p>Find the fourth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7" office:value-type="string" calcext:value-type="string">
            <text:p>Buttercup Adventure</text:p>
          </table:table-cell>
          <table:table-cell table:style-name="ce7" office:value-type="string" calcext:value-type="string">
            <text:p>Retrieve the Red Diamon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7" office:value-type="string" calcext:value-type="string">
            <text:p>The Floating Folly</text:p>
          </table:table-cell>
          <table:table-cell table:style-name="ce7" office:value-type="string" calcext:value-type="string">
            <text:p>Explore Blue Cheese Hills and find a safe place in The Floating Folly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7" office:value-type="string" calcext:value-type="string">
            <text:p>Wendsleydale Wealth</text:p>
          </table:table-cell>
          <table:table-cell table:style-name="ce7" office:value-type="string" calcext:value-type="string">
            <text:p>Grab a secret stash in Wendsleydale Wasteland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Blue Moon Dunes</text:p>
          </table:table-cell>
          <table:table-cell table:style-name="ce7" office:value-type="string" calcext:value-type="string">
            <text:p>Explore Blue Cheese Hills and find a safe place in Blue Moon Dun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7" office:value-type="string" calcext:value-type="string">
            <text:p>Fungi Strikes Back</text:p>
          </table:table-cell>
          <table:table-cell table:style-name="ce7" office:value-type="string" calcext:value-type="string">
            <text:p>Defeat Fungi without taking damage agai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Crystal Vibes</text:p>
          </table:table-cell>
          <table:table-cell table:style-name="ce7" office:value-type="string" calcext:value-type="string">
            <text:p>Obtain a Crystal Caverns ke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7" office:value-type="string" calcext:value-type="string">
            <text:p>Crystalline Cuttings</text:p>
          </table:table-cell>
          <table:table-cell table:style-name="ce7" office:value-type="string" calcext:value-type="string">
            <text:p>Explore Crystal Caverns and find a safe place in Crystalline Cutting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7" office:value-type="string" calcext:value-type="string">
            <text:p>Kompromat</text:p>
          </table:table-cell>
          <table:table-cell table:style-name="ce7" office:value-type="string" calcext:value-type="string">
            <text:p>Rescue the last agent to clarify objectiv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7" office:value-type="string" calcext:value-type="string">
            <text:p>Blue Cheese Surveillance</text:p>
          </table:table-cell>
          <table:table-cell table:style-name="ce7" office:value-type="string" calcext:value-type="string">
            <text:p>Find the fifth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Blue Cheese Adventure</text:p>
          </table:table-cell>
          <table:table-cell table:style-name="ce7" office:value-type="string" calcext:value-type="string">
            <text:p>Retrieve the Moon Mouse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7" office:value-type="string" calcext:value-type="string">
            <text:p>Casino Royale</text:p>
          </table:table-cell>
          <table:table-cell table:style-name="ce7" office:value-type="string" calcext:value-type="string">
            <text:p>Rescue all the age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GoldenEye</text:p>
          </table:table-cell>
          <table:table-cell table:style-name="ce7" office:value-type="string" calcext:value-type="string">
            <text:p>Find all the satellite piec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7" office:value-type="string" calcext:value-type="string">
            <text:p>Crystalline Covert</text:p>
          </table:table-cell>
          <table:table-cell table:style-name="ce7" office:value-type="string" calcext:value-type="string">
            <text:p>Find a secret extra life in Crystalline Cheese Chunk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7" office:value-type="string" calcext:value-type="string">
            <text:p>Mole Excavations</text:p>
          </table:table-cell>
          <table:table-cell table:style-name="ce7" office:value-type="string" calcext:value-type="string">
            <text:p>Find the secret The Long Tunnel area routes to Neopolitan Peninsul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Glace Glacier</text:p>
          </table:table-cell>
          <table:table-cell table:style-name="ce7" office:value-type="string" calcext:value-type="string">
            <text:p>Explore Waffel Glacier and find a safe place in Glace Glacier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Triple Scoopingdon</text:p>
          </table:table-cell>
          <table:table-cell table:style-name="ce7" office:value-type="string" calcext:value-type="string">
            <text:p>Explore Waffel Glacier and find a safe place in Triple Scoopingd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Pinnacles Wealth</text:p>
          </table:table-cell>
          <table:table-cell table:style-name="ce7" office:value-type="string" calcext:value-type="string">
            <text:p>Grab a secret stash in The Peppermint Pinnacl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7" office:value-type="string" calcext:value-type="string">
            <text:p>Peppermint Covert</text:p>
          </table:table-cell>
          <table:table-cell table:style-name="ce7" office:value-type="string" calcext:value-type="string">
            <text:p>Find a secret extra life in The Peppermint Pinnacl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7" office:value-type="string" calcext:value-type="string">
            <text:p>1st Waferville Covert</text:p>
          </table:table-cell>
          <table:table-cell table:style-name="ce7" office:value-type="string" calcext:value-type="string">
            <text:p>Find the first secret extra life in Wafer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7" office:value-type="string" calcext:value-type="string">
            <text:p>2nd Waferville Covert</text:p>
          </table:table-cell>
          <table:table-cell table:style-name="ce7" office:value-type="string" calcext:value-type="string">
            <text:p>Find the second secret extra life in Wafer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7" office:value-type="string" calcext:value-type="string">
            <text:p>Neopolitan Peninsula</text:p>
          </table:table-cell>
          <table:table-cell table:style-name="ce7" office:value-type="string" calcext:value-type="string">
            <text:p>Explore Waffel Glacier and find a safe place in Neopolitan Peninsula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7" office:value-type="string" calcext:value-type="string">
            <text:p>Bovine Aerial Wealth</text:p>
          </table:table-cell>
          <table:table-cell table:style-name="ce7" office:value-type="string" calcext:value-type="string">
            <text:p>Grab a secret stash in Bovine Aerial Assault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Waffel Bang-and-burn</text:p>
          </table:table-cell>
          <table:table-cell table:style-name="ce7" office:value-type="string" calcext:value-type="string">
            <text:p>Disable the fourth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Giants Adventure</text:p>
          </table:table-cell>
          <table:table-cell table:style-name="ce7" office:value-type="string" calcext:value-type="string">
            <text:p>Retrieve the Moon Mushroom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Mocha Adventure</text:p>
          </table:table-cell>
          <table:table-cell table:style-name="ce7" office:value-type="string" calcext:value-type="string">
            <text:p>Retrieve the Moon Star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7" office:value-type="string" calcext:value-type="string">
            <text:p>Moonraker</text:p>
          </table:table-cell>
          <table:table-cell table:style-name="ce7" office:value-type="string" calcext:value-type="string">
            <text:p>Disable all the stiltonium machin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Diamonds Are Forever</text:p>
          </table:table-cell>
          <table:table-cell table:style-name="ce7" office:value-type="string" calcext:value-type="string">
            <text:p>Retrieve all the lost treasu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7" office:value-type="string" calcext:value-type="string">
            <text:p>Dr.Yes</text:p>
          </table:table-cell>
          <table:table-cell table:style-name="ce7" office:value-type="string" calcext:value-type="string">
            <text:p>Defeat Dr.Maybe without taking damag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7" office:value-type="string" calcext:value-type="string">
            <text:p>Earned Vacation</text:p>
          </table:table-cell>
          <table:table-cell table:style-name="ce7" office:value-type="string" calcext:value-type="string">
            <text:p>Thwart the evil and restore freedom to the galax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7" office:value-type="string" calcext:value-type="string">
            <text:p>Fools’ Day</text:p>
          </table:table-cell>
          <table:table-cell table:style-name="ce7" office:value-type="string" calcext:value-type="string">
            <text:p>So close but an insufficient investigation has been mad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7" office:value-type="string" calcext:value-type="string">
            <text:p>Total Failure</text:p>
          </table:table-cell>
          <table:table-cell table:style-name="ce7" office:value-type="string" calcext:value-type="string">
            <text:p>What is objectives? You had try hard to be so wro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Defeat Dr. Maybe being on the dark sid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7" office:value-type="string" calcext:value-type="string">
            <text:p>Roquefort Ridge</text:p>
          </table:table-cell>
          <table:table-cell table:style-name="ce7" office:value-type="string" calcext:value-type="string">
            <text:p>Explore Cheese Hills and find a safe place in Roquefort Ridg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7" office:value-type="string" calcext:value-type="string">
            <text:p>Chunnel Wealth</text:p>
          </table:table-cell>
          <table:table-cell table:style-name="ce7" office:value-type="string" calcext:value-type="string">
            <text:p>Grab a secret stash in The Chunne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7" office:value-type="string" calcext:value-type="string">
            <text:p>Chunnel Covert</text:p>
          </table:table-cell>
          <table:table-cell table:style-name="ce7" office:value-type="string" calcext:value-type="string">
            <text:p>Find a secret extra life in The Chunne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7" office:value-type="string" calcext:value-type="string">
            <text:p>Caerphilly Covert</text:p>
          </table:table-cell>
          <table:table-cell table:style-name="ce7" office:value-type="string" calcext:value-type="string">
            <text:p>Find a secret extra life in Caerphilly Dow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7" office:value-type="string" calcext:value-type="string">
            <text:p>Riccottascape</text:p>
          </table:table-cell>
          <table:table-cell table:style-name="ce7" office:value-type="string" calcext:value-type="string">
            <text:p>Find the exit from The Chunnel routes to Nether Slimeswold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7" office:value-type="string" calcext:value-type="string">
            <text:p>Cheese Trooper</text:p>
          </table:table-cell>
          <table:table-cell table:style-name="ce7" office:value-type="string" calcext:value-type="string">
            <text:p>Earn 5 fatality bonuses with at least 5 scor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7" office:value-type="string" calcext:value-type="string">
            <text:p>Moon Trooper</text:p>
          </table:table-cell>
          <table:table-cell table:style-name="ce7" office:value-type="string" calcext:value-type="string">
            <text:p>Earn 5 fatality bonuses with at least 10 scor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7" office:value-type="string" calcext:value-type="string">
            <text:p>Star Trooper</text:p>
          </table:table-cell>
          <table:table-cell table:style-name="ce7" office:value-type="string" calcext:value-type="string">
            <text:p>Earn 5 fatality bonuses with at least 25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7" office:value-type="string" calcext:value-type="string">
            <text:p>Cheese Force</text:p>
          </table:table-cell>
          <table:table-cell table:style-name="ce7" office:value-type="string" calcext:value-type="string">
            <text:p>Earn 5 energy remain bonuses with at least 23 scor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7" office:value-type="string" calcext:value-type="string">
            <text:p>Moon Force</text:p>
          </table:table-cell>
          <table:table-cell table:style-name="ce7" office:value-type="string" calcext:value-type="string">
            <text:p>Earn 5 energy remain bonuses with at least 29 scor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7" office:value-type="string" calcext:value-type="string">
            <text:p>Star Force</text:p>
          </table:table-cell>
          <table:table-cell table:style-name="ce7" office:value-type="string" calcext:value-type="string">
            <text:p>Earn 5 energy remain bonuses with at least 35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7" office:value-type="string" calcext:value-type="string">
            <text:p>Cheese Collector</text:p>
          </table:table-cell>
          <table:table-cell table:style-name="ce7" office:value-type="string" calcext:value-type="string">
            <text:p>Earn a moon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7" office:value-type="string" calcext:value-type="string">
            <text:p>Moon Collector</text:p>
          </table:table-cell>
          <table:table-cell table:style-name="ce7" office:value-type="string" calcext:value-type="string">
            <text:p>Earn 3 moon bonus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7" office:value-type="string" calcext:value-type="string">
            <text:p>Star Collector</text:p>
          </table:table-cell>
          <table:table-cell table:style-name="ce7" office:value-type="string" calcext:value-type="string">
            <text:p>Earn 5 moon bonus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7" office:value-type="string" calcext:value-type="string">
            <text:p>Of Сourse! Sir</text:p>
          </table:table-cell>
          <table:table-cell table:style-name="ce7" office:value-type="string" calcext:value-type="string">
            <text:p>Earn a teacup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7" office:value-type="string" calcext:value-type="string">
            <text:p>Moon Picnic</text:p>
          </table:table-cell>
          <table:table-cell table:style-name="ce7" office:value-type="string" calcext:value-type="string">
            <text:p>Earn 3 teacup bonus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7" office:value-type="string" calcext:value-type="string">
            <text:p>A Grand Day Out</text:p>
          </table:table-cell>
          <table:table-cell table:style-name="ce7" office:value-type="string" calcext:value-type="string">
            <text:p>Earn 5 teacup bonus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7" office:value-type="string" calcext:value-type="string">
            <text:p>Star Awards</text:p>
          </table:table-cell>
          <table:table-cell table:style-name="ce7" office:value-type="string" calcext:value-type="string">
            <text:p>Get an energy star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7" office:value-type="string" calcext:value-type="string">
            <text:p>Life Awards</text:p>
          </table:table-cell>
          <table:table-cell table:style-name="ce7" office:value-type="string" calcext:value-type="string">
            <text:p>Get a life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7" office:value-type="string" calcext:value-type="string">
            <text:p>Miner Awards</text:p>
          </table:table-cell>
          <table:table-cell table:style-name="ce7" office:value-type="string" calcext:value-type="string">
            <text:p>Get a hard-hat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7" office:value-type="string" calcext:value-type="string">
            <text:p>Spy Awards</text:p>
          </table:table-cell>
          <table:table-cell table:style-name="ce7" office:value-type="string" calcext:value-type="string">
            <text:p>Get a X-Ray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7" office:value-type="string" calcext:value-type="string">
            <text:p>Fish Awards</text:p>
          </table:table-cell>
          <table:table-cell table:style-name="ce7" office:value-type="string" calcext:value-type="string">
            <text:p>Get an invincibility fish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7" office:value-type="string" calcext:value-type="string">
            <text:p>?Hot Edam Coals</text:p>
          </table:table-cell>
          <table:table-cell table:style-name="ce7" office:value-type="string" calcext:value-type="string">
            <text:p>Collect 200 moons and complete East of Edam area without standing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7" office:value-type="string" calcext:value-type="string">
            <text:p>Termination Sustain</text:p>
          </table:table-cell>
          <table:table-cell table:style-name="ce7" office:value-type="string" calcext:value-type="string">
            <text:p>Earn 5 fatality bonuses in a row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7" office:value-type="string" calcext:value-type="string">
            <text:p>Life Sustain</text:p>
          </table:table-cell>
          <table:table-cell table:style-name="ce7" office:value-type="string" calcext:value-type="string">
            <text:p>Earn 5 energy remain bonuses in a row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7" office:value-type="string" calcext:value-type="string">
            <text:p>Moon Sustain</text:p>
          </table:table-cell>
          <table:table-cell table:style-name="ce7" office:value-type="string" calcext:value-type="string">
            <text:p>Earn 5 moon bonuses in a row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7" office:value-type="string" calcext:value-type="string">
            <text:p>Tea Ceremony</text:p>
          </table:table-cell>
          <table:table-cell table:style-name="ce7" office:value-type="string" calcext:value-type="string">
            <text:p>Earn 5 teacup bonuses in a row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7" office:value-type="string" calcext:value-type="string">
            <text:p>Coin Collector</text:p>
          </table:table-cell>
          <table:table-cell table:style-name="ce7" office:value-type="string" calcext:value-type="string">
            <text:p>Collect 25 coin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7" office:value-type="string" calcext:value-type="string">
            <text:p>Trophy Collector</text:p>
          </table:table-cell>
          <table:table-cell table:style-name="ce7" office:value-type="string" calcext:value-type="string">
            <text:p>Collect 25 trophie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7" office:value-type="string" calcext:value-type="string">
            <text:p>Crown Collector</text:p>
          </table:table-cell>
          <table:table-cell table:style-name="ce7" office:value-type="string" calcext:value-type="string">
            <text:p>Collect 25 crown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7" office:value-type="string" calcext:value-type="string">
            <text:p>Basic Skill</text:p>
          </table:table-cell>
          <table:table-cell table:style-name="ce7" office:value-type="string" calcext:value-type="string">
            <text:p>Clear an area without loosing a lif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7" office:value-type="string" calcext:value-type="string">
            <text:p>Advanced Skill</text:p>
          </table:table-cell>
          <table:table-cell table:style-name="ce7" office:value-type="string" calcext:value-type="string">
            <text:p>Clear 3 areas without loosing a lif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7" office:value-type="string" calcext:value-type="string">
            <text:p>Expert Skill</text:p>
          </table:table-cell>
          <table:table-cell table:style-name="ce7" office:value-type="string" calcext:value-type="string">
            <text:p>Clear 5 areas without loosing a lif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7" office:value-type="string" calcext:value-type="string">
            <text:p>Basic Moonwalker</text:p>
          </table:table-cell>
          <table:table-cell table:style-name="ce7" office:value-type="string" calcext:value-type="string">
            <text:p>Collect 100 moons while clearing areas without restarting and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7" office:value-type="string" calcext:value-type="string">
            <text:p>Advanced Moonwalker</text:p>
          </table:table-cell>
          <table:table-cell table:style-name="ce7" office:value-type="string" calcext:value-type="string">
            <text:p>Collect 250 moons while clearing areas without restarting and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7" office:value-type="string" calcext:value-type="string">
            <text:p>Expert Moonwalker</text:p>
          </table:table-cell>
          <table:table-cell table:style-name="ce7" office:value-type="string" calcext:value-type="string">
            <text:p>Collect 500 moons while clearing areas without restarting and taking damag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7" office:value-type="string" calcext:value-type="string">
            <text:p>Basic Scout</text:p>
          </table:table-cell>
          <table:table-cell table:style-name="ce7" office:value-type="string" calcext:value-type="string">
            <text:p>Reveal a hidden box while clearing areas and without restarting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7" office:value-type="string" calcext:value-type="string">
            <text:p>Advanced Scout</text:p>
          </table:table-cell>
          <table:table-cell table:style-name="ce7" office:value-type="string" calcext:value-type="string">
            <text:p>Reveal 5 hidden boxes while clearing areas and without restarti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7" office:value-type="string" calcext:value-type="string">
            <text:p>Expert Scout</text:p>
          </table:table-cell>
          <table:table-cell table:style-name="ce7" office:value-type="string" calcext:value-type="string">
            <text:p>Reveal 10 hidden boxe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7" office:value-type="string" calcext:value-type="string">
            <text:p>Сinephile</text:p>
          </table:table-cell>
          <table:table-cell table:style-name="ce7" office:value-type="string" calcext:value-type="string">
            <text:p>Watch introduction titl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7" office:value-type="string" calcext:value-type="string">
            <text:p>Happy End</text:p>
          </table:table-cell>
          <table:table-cell table:style-name="ce7" office:value-type="string" calcext:value-type="string">
            <text:p>Watch final titles till the end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7" office:value-type="string" calcext:value-type="string">
            <text:p>In Love With a Cheese</text:p>
          </table:table-cell>
          <table:table-cell table:style-name="ce7" office:value-type="string" calcext:value-type="string">
            <text:p>Even a small piece of cheese can make someone happ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7" office:value-type="string" calcext:value-type="string">
            <text:p>Dark Side</text:p>
          </table:table-cell>
          <table:table-cell table:style-name="ce7" office:value-type="string" calcext:value-type="string">
            <text:p>Join the dark side of the For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7" office:value-type="string" calcext:value-type="string">
            <text:p>Cheese Ranger</text:p>
          </table:table-cell>
          <table:table-cell table:style-name="ce7" office:value-type="string" calcext:value-type="string">
            <text:p>Discover all the secret routes in Cheese Hills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7" office:value-type="string" calcext:value-type="string">
            <text:p>Custard Ranger</text:p>
          </table:table-cell>
          <table:table-cell table:style-name="ce7" office:value-type="string" calcext:value-type="string">
            <text:p>Discover all the secret routes in Custard Meadows including Cheese Tower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7" office:value-type="string" calcext:value-type="string">
            <text:p>Slime Ranger</text:p>
          </table:table-cell>
          <table:table-cell table:style-name="ce7" office:value-type="string" calcext:value-type="string">
            <text:p>Discover all the secret routes in Slime Plains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7" office:value-type="string" calcext:value-type="string">
            <text:p>Overwold Ranger</text:p>
          </table:table-cell>
          <table:table-cell table:style-name="ce7" office:value-type="string" calcext:value-type="string">
            <text:p>Discover all the secret routes in Overwold including Wolds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[.D165]/163" office:value-type="float" office:value="9.14723926380368" calcext:value-type="float">
            <text:p>9,14723926380368</text:p>
          </table:table-cell>
          <table:table-cell table:number-columns-repeated="2"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7" office:value-type="string" calcext:value-type="string">
            <text:p>Butter Ranger</text:p>
          </table:table-cell>
          <table:table-cell table:style-name="ce7" office:value-type="string" calcext:value-type="string">
            <text:p>Discover all the secret routes in Butter Mound including Secret Slime Pit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7" office:value-type="string" calcext:value-type="string">
            <text:p>Blue Cheese Ranger</text:p>
          </table:table-cell>
          <table:table-cell table:style-name="ce7" office:value-type="string" calcext:value-type="string">
            <text:p>Discover all the secret routes in Blue Cheese Hills including Crystal Caverns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7" office:value-type="string" calcext:value-type="string">
            <text:p>Waffel Ranger</text:p>
          </table:table-cell>
          <table:table-cell table:style-name="ce7" office:value-type="string" calcext:value-type="string">
            <text:p>Discover all the secret routes in Waffel Glacier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7" office:value-type="string" calcext:value-type="string">
            <text:p>Total Ranger</text:p>
          </table:table-cell>
          <table:table-cell table:style-name="ce7" office:value-type="string" calcext:value-type="string">
            <text:p>Discover all the secret routes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0"/>
          <table:table-cell table:style-name="ce11"/>
          <table:table-cell table:style-name="ce14" office:value-type="float" office:value="1491" calcext:value-type="float">
            <text:p>1491</text:p>
          </table:table-cell>
          <table:table-cell table:number-columns-repeated="4"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12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style-name="ce38"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>
            <text:p>Missable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>
            <text:p>Master</text:p>
          </table:table-cell>
          <table:table-cell table:style-name="ce40"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Итог Результат</text:p>
          </table:table-cell>
          <table:table-cell table:style-name="ce14" office:value-type="float" office:value="1601" calcext:value-type="float">
            <text:p>160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35"/>
        <table:table-column table:style-name="co11" table:default-cell-style-name="ce39"/>
        <table:table-row table:style-name="ro1">
          <table:table-cell table:style-name="ce1" office:value-type="string" calcext:value-type="string">
            <text:p>Type</text:p>
          </table:table-cell>
          <table:table-cell table:style-name="ce12" office:value-type="string" calcext:value-type="string">
            <text:p>Сумма - Points</text:p>
          </table:table-cell>
        </table:table-row>
        <table:table-row table:style-name="ro1">
          <table:table-cell table:style-name="ce3" office:value-type="string" calcext:value-type="string">
            <text:p>Bonus</text:p>
          </table:table-cell>
          <table:table-cell table:style-name="ce38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43"/>
        </table:table-row>
        <table:table-row table:style-name="ro1">
          <table:table-cell table:style-name="ce37" office:value-type="string" calcext:value-type="string">
            <text:p>Итог Результат</text:p>
          </table:table-cell>
          <table:table-cell table:style-name="ce14" office:value-type="float" office:value="1601" calcext:value-type="float">
            <text:p>1601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ce71"/>
        <table:table-column table:style-name="co15" table:number-columns-repeated="2" table:default-cell-style-name="ce79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6" table:default-cell-style-name="ce71"/>
        <table:table-column table:style-name="co23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 office:value-type="string" calcext:value-type="string">
            <text:p>fish scelet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Collector</text:p>
          </table:table-cell>
          <table:table-cell office:value-type="string" calcext:value-type="string">
            <text:p>Earn a moon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Collector</text:p>
          </table:table-cell>
          <table:table-cell office:value-type="string" calcext:value-type="string">
            <text:p>Earn 3 moon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f Сourse! Sir</text:p>
          </table:table-cell>
          <table:table-cell office:value-type="string" calcext:value-type="string">
            <text:p>Earn a teacup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Picnic</text:p>
          </table:table-cell>
          <table:table-cell office:value-type="string" calcext:value-type="string">
            <text:p>Earn 3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5 fatality bonus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Earn 5 energy remain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<text:span text:style-name="T1">Earn 5 teacup</text:span> bonus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in Collector</text:p>
          </table:table-cell>
          <table:table-cell table:style-name="ce47" office:value-type="string" calcext:value-type="string">
            <text:p>Collect 25 coin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rophy Collector</text:p>
          </table:table-cell>
          <table:table-cell office:value-type="string" calcext:value-type="string">
            <text:p>Collect 25 trophie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own Collector</text:p>
          </table:table-cell>
          <table:table-cell office:value-type="string" calcext:value-type="string">
            <text:p>Collect 25 crown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an area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100 moons while clearing areas without restarting and taking damag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<text:span text:style-name="T1">Collect 250 moons while clearing areas without restarting</text:span> and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<text:span text:style-name="T1">Collect 500 moons while clearing areas without restarting</text:span> and taking damag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table:style-name="ce72"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Default"/>
          <table:table-cell table:style-name="ce72" office:value-type="string" calcext:value-type="string">
            <text:p>No moons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a hidden box while clearing areas and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5 hidden boxes while clearing areas and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10 hidden boxes while clearing areas and without restarti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 including Crystal Caverns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<text:span text:style-name="T1">Discover all the secret</text:span> routes in Waffel Glacier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table:table-column table:style-name="co24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default-cell-style-name="ce71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table:style-name="ce72"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table:style-name="ce72"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71"/>
        <table:table-column table:style-name="co41" table:default-cell-style-name="ce71"/>
        <table:table-column table:style-name="co42" table:default-cell-style-name="ce71"/>
        <table:table-column table:style-name="co41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[no moon possible[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3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2:.K107])" office:value-type="float" office:value="1.2" calcext:value-type="float">
            <text:p>1,2</text:p>
          </table:table-cell>
          <table:table-cell table:formula="of:=AVERAGE([.L2:.L107])" office:value-type="float" office:value="3.35" calcext:value-type="float">
            <text:p>3,35</text:p>
          </table:table-cell>
          <table:table-cell table:formula="of:=AVERAGE([.M2:.M107])" office:value-type="float" office:value="1.33" calcext:value-type="float">
            <text:p>1,33</text:p>
          </table:table-cell>
          <table:table-cell table:formula="of:=AVERAGE([.N2:.N107])" office:value-type="float" office:value="1.43" calcext:value-type="float">
            <text:p>1,43</text:p>
          </table:table-cell>
          <table:table-cell table:formula="of:=AVERAGE([.O2:.O107])" office:value-type="float" office:value="15.3434343434343" calcext:value-type="float">
            <text:p>15,3434343434343</text:p>
          </table:table-cell>
          <table:table-cell table:formula="of:=AVERAGE([.P2:.P107])" office:value-type="float" office:value="270.884615384615" calcext:value-type="float">
            <text:p>270,884615384615</text:p>
          </table:table-cell>
          <table:table-cell table:formula="of:=AVERAGE([.Q2:.Q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 table:formula="of:=SUM([.K2:.K107])" office:value-type="float" office:value="120" calcext:value-type="float">
            <text:p>120</text:p>
          </table:table-cell>
          <table:table-cell table:formula="of:=SUM([.L2:.L107])" office:value-type="float" office:value="335" calcext:value-type="float">
            <text:p>335</text:p>
          </table:table-cell>
          <table:table-cell table:formula="of:=SUM([.M2:.M107])" office:value-type="float" office:value="133" calcext:value-type="float">
            <text:p>133</text:p>
          </table:table-cell>
          <table:table-cell table:formula="of:=SUM([.N2:.N107])" office:value-type="float" office:value="143" calcext:value-type="float">
            <text:p>143</text:p>
          </table:table-cell>
          <table:table-cell table:formula="of:=SUM([.O2:.O107])" office:value-type="float" office:value="1519" calcext:value-type="float">
            <text:p>1519</text:p>
          </table:table-cell>
          <table:table-cell table:formula="of:=SUM([.P2:.P107])" office:value-type="float" office:value="21129" calcext:value-type="float">
            <text:p>21129</text:p>
          </table:table-cell>
          <table:table-cell table:formula="of:=SUM([.Q2:.Q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0" table:default-cell-style-name="ce112"/>
        <table:table-column table:style-name="co50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1" table:default-cell-style-name="ce123"/>
        <table:table-column table:style-name="co52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53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53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4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4" table:target-range-address="Design.G1:Design.G233">
          <table:sort>
            <table:sort-by table:field-number="0" table:data-type="automatic"/>
          </table:sort>
        </table:database-range>
        <table:database-range table:name="__Anonymous_Sheet_DB__11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65" table:buttons="'(Order)'.A1 '(Order)'.B1 '(Order)'.C1" table:ignore-empty-rows="true" table:identify-categories="true" table:show-filter-button="false" table:drill-down-on-double-click="false">
          <table:source-cell-range table:cell-range-address="Design.B1:Design.G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  <table:data-pilot-member table:name="3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101" table:display="true" table:show-details="true"/>
                <table:data-pilot-member table:name="4102" table:display="true" table:show-details="true"/>
                <table:data-pilot-member table:name="4103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  <table:data-pilot-member table:name="10008" table:display="true" table:show-details="true"/>
                <table:data-pilot-member table:name="10009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?Hot Edam Coals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A Grand Day Out" table:display="true" table:show-details="true"/>
                <table:data-pilot-member table:name="Advanced Moonwalker" table:display="true" table:show-details="true"/>
                <table:data-pilot-member table:name="Advanced Scout" table:display="true" table:show-details="true"/>
                <table:data-pilot-member table:name="Advanced Skill" table:display="true" table:show-details="true"/>
                <table:data-pilot-member table:name="Basic Moonwalker" table:display="true" table:show-details="true"/>
                <table:data-pilot-member table:name="Basic Scout" table:display="true" table:show-details="true"/>
                <table:data-pilot-member table:name="Basic Skill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Collector" table:display="true" table:show-details="true"/>
                <table:data-pilot-member table:name="Cheese Force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eese Trooper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in Collector" table:display="true" table:show-details="true"/>
                <table:data-pilot-member table:name="Crown Collector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Expert Moonwalker" table:display="true" table:show-details="true"/>
                <table:data-pilot-member table:name="Expert Scout" table:display="true" table:show-details="true"/>
                <table:data-pilot-member table:name="Expert Skill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iants Adventure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Life Sustain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iner Awards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 Collector" table:display="true" table:show-details="true"/>
                <table:data-pilot-member table:name="Moon Force" table:display="true" table:show-details="true"/>
                <table:data-pilot-member table:name="Moon Picnic" table:display="true" table:show-details="true"/>
                <table:data-pilot-member table:name="Moon Sustain" table:display="true" table:show-details="true"/>
                <table:data-pilot-member table:name="Moon Trooper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f Сourse! Sir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ar Collector" table:display="true" table:show-details="true"/>
                <table:data-pilot-member table:name="Star Force" table:display="true" table:show-details="true"/>
                <table:data-pilot-member table:name="Star Trooper" table:display="true" table:show-details="true"/>
                <table:data-pilot-member table:name="Strong Timings" table:display="true" table:show-details="true"/>
                <table:data-pilot-member table:name="Tea Ceremony" table:display="true" table:show-details="true"/>
                <table:data-pilot-member table:name="Tea! Sir" table:display="true" table:show-details="true"/>
                <table:data-pilot-member table:name="Termination Sustain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Trophy Collecto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lear 3 areas without loosing a life" table:display="true" table:show-details="true"/>
                <table:data-pilot-member table:name="Clear 5 areas without loosing a life" table:display="true" table:show-details="true"/>
                <table:data-pilot-member table:name="Clear an area without loosing a lif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200 moons and complete East of Edam area without standing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3 moon bonuses" table:display="true" table:show-details="true"/>
                <table:data-pilot-member table:name="Earn 3 teacup bonuses" table:display="true" table:show-details="true"/>
                <table:data-pilot-member table:name="Earn 5 energy remain bonuses in a row" table:display="true" table:show-details="true"/>
                <table:data-pilot-member table:name="Earn 5 energy remain bonuses with at least 23 scores" table:display="true" table:show-details="true"/>
                <table:data-pilot-member table:name="Earn 5 energy remain bonuses with at least 29 scores" table:display="true" table:show-details="true"/>
                <table:data-pilot-member table:name="Earn 5 energy remain bonuses with at least 35 scores" table:display="true" table:show-details="true"/>
                <table:data-pilot-member table:name="Earn 5 fatality bonuses in a row" table:display="true" table:show-details="true"/>
                <table:data-pilot-member table:name="Earn 5 fatality bonuses with at least 10 scores" table:display="true" table:show-details="true"/>
                <table:data-pilot-member table:name="Earn 5 fatality bonuses with at least 25 scores" table:display="true" table:show-details="true"/>
                <table:data-pilot-member table:name="Earn 5 fatality bonuses with at least 5 scores" table:display="true" table:show-details="true"/>
                <table:data-pilot-member table:name="Earn 5 moon bonuses" table:display="true" table:show-details="true"/>
                <table:data-pilot-member table:name="Earn 5 moon bonuses in a row" table:display="true" table:show-details="true"/>
                <table:data-pilot-member table:name="Earn 5 teacup bonuses" table:display="true" table:show-details="true"/>
                <table:data-pilot-member table:name="Earn 5 teacup bonuses in a row" table:display="true" table:show-details="true"/>
                <table:data-pilot-member table:name="Earn a moon bonus" table:display="true" table:show-details="true"/>
                <table:data-pilot-member table:name="Earn a teacup bonu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46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0" table:display="true" table:show-details="true"/>
                <table:data-pilot-member table:name="1910" table:display="true" table:show-details="true"/>
                <table:data-pilot-member table:name="1920" table:display="true" table:show-details="true"/>
                <table:data-pilot-member table:name="1930" table:display="true" table:show-details="true"/>
                <table:data-pilot-member table:name="10000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300" table:display="true" table:show-details="true"/>
                <table:data-pilot-member table:name="10301" table:display="true" table:show-details="true"/>
                <table:data-pilot-member table:name="10302" table:display="true" table:show-details="true"/>
                <table:data-pilot-member table:name="11000" table:display="true" table:show-details="true"/>
                <table:data-pilot-member table:name="11010" table:display="true" table:show-details="true"/>
                <table:data-pilot-member table:name="11011" table:display="true" table:show-details="true"/>
                <table:data-pilot-member table:name="11012" table:display="true" table:show-details="true"/>
                <table:data-pilot-member table:name="1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!DISABLE FROG" table:display="true" table:show-details="true"/>
                <table:data-pilot-member table:name="Measure" table:display="true" table:show-details="true"/>
                <table:data-pilot-member table:name="Measure%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illiant Score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Dr. Yes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Escape from The Riccottacombes" table:display="true" table:show-details="true"/>
                <table:data-pilot-member table:name="Fantastic Score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Lutefisk Chef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pen Score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Swordfis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Exploding Fist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ime the Beacon" table:display="true" table:show-details="true"/>
                <table:data-pilot-member table:name="Time the Fist" table:display="true" table:show-details="true"/>
                <table:data-pilot-member table:name="Time the Jump" table:display="true" table:show-details="true"/>
                <table:data-pilot-member table:name="Total Failure" table:display="true" table:show-details="true"/>
                <table:data-pilot-member table:name="Travelling Salesman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erville Wealth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Complete" table:display="true" table:show-details="true"/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0 coins while clearing areas and having maximum energy points" table:display="true" table:show-details="true"/>
                <table:data-pilot-member table:name="Collect 10 crowns while clearing areas and having maximum energy points" table:display="true" table:show-details="true"/>
                <table:data-pilot-member table:name="Collect 10 life hearts while clearing areas and having maximum lives" table:display="true" table:show-details="true"/>
                <table:data-pilot-member table:name="Collect 10 trophies while clearing areas and having maximum energy points" table:display="true" table:show-details="true"/>
                <table:data-pilot-member table:name="Collect 25 coins while clearing areas and having maximum energy points" table:display="true" table:show-details="true"/>
                <table:data-pilot-member table:name="Collect 25 crowns while clearing areas and having maximum energy points" table:display="true" table:show-details="true"/>
                <table:data-pilot-member table:name="Collect 25 trophies while clearing areas and having maximum energy points" table:display="true" table:show-details="true"/>
                <table:data-pilot-member table:name="Collect 5 crowns while clearing areas and having maximum energy points" table:display="true" table:show-details="true"/>
                <table:data-pilot-member table:name="Collect 5 life hearts while clearing areas and having maximum lives" table:display="true" table:show-details="true"/>
                <table:data-pilot-member table:name="Collect 5 trophies while clearing areas and having maximum energy points" table:display="true" table:show-details="true"/>
                <table:data-pilot-member table:name="Collect 50 coins while clearing areas and having maximum energy point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life heart while clearing areas and having maximum lives" table:display="true" table:show-details="true"/>
                <table:data-pilot-member table:name="Collect the first teacup" table:display="true" table:show-details="true"/>
                <table:data-pilot-member table:name="Defeat 5 enemies in a row jumping on heads without landing" table:display="true" table:show-details="true"/>
                <table:data-pilot-member table:name="Defeat Dr. Maybe being on the dark side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 in a row" table:display="true" table:show-details="true"/>
                <table:data-pilot-member table:name="Earn 3 teacup bonuses without hurting enemies" table:display="true" table:show-details="true"/>
                <table:data-pilot-member table:name="Earn 5 energy bonuses with at least 20 energy remaining" table:display="true" table:show-details="true"/>
                <table:data-pilot-member table:name="Earn 5 energy bonuses with at least 29 energy remaining" table:display="true" table:show-details="true"/>
                <table:data-pilot-member table:name="Earn 5 energy bonuses with at least 40 energy remaining" table:display="true" table:show-details="true"/>
                <table:data-pilot-member table:name="Earn 5 fatality bonuses with at least 10 fatalities without loosing a life" table:display="true" table:show-details="true"/>
                <table:data-pilot-member table:name="Earn 5 fatality bonuses with at least 25 fatalities without loosing a life" table:display="true" table:show-details="true"/>
                <table:data-pilot-member table:name="Earn 5 fatality bonuses with at least 5 fatalities without loosing a life" table:display="true" table:show-details="true"/>
                <table:data-pilot-member table:name="Earn 5 moon bonuses in a row" table:display="true" table:show-details="true"/>
                <table:data-pilot-member table:name="Earn 5 teacup bonuses without hurting enemies" table:display="true" table:show-details="true"/>
                <table:data-pilot-member table:name="Earn 5,000,000 points while clearing areas" table:display="true" table:show-details="true"/>
                <table:data-pilot-member table:name="Earn 50,000 points while breaking a beacon with a fist" table:display="true" table:show-details="true"/>
                <table:data-pilot-member table:name="Earn 50,000 points while breaking a beacon with a jump" table:display="true" table:show-details="true"/>
                <table:data-pilot-member table:name="Earn a moon bonus" table:display="true" table:show-details="true"/>
                <table:data-pilot-member table:name="Earn a teacup bonus without hurting enemies" table:display="true" table:show-details="true"/>
                <table:data-pilot-member table:name="Earn points while breaking a beacon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aferville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Join the dark side of the Force. Dark Jedi is also Jedi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fill energy points to the maximum when had been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ake the shortest route and defeat Dr. Maybe without revisiting areas and using continues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  <table:data-pilot-member table:name="Watch introduction and final titles" table:display="true" table:show-details="true"/>
                <table:data-pilot-member table:name="We have an enemy head, we have … a dynamite!" table:display="true" table:show-details="true"/>
                <table:data-pilot-member table:name="What is objectives? You had been trying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.00.0000</text:date>, <text:time style:data-style-name="N2" text:time-value="17:27:29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6-15T11:13:19.628000000</dc:date>
    <meta:editing-duration>P176DT4H54M30S</meta:editing-duration>
    <meta:editing-cycles>4798</meta:editing-cycles>
    <meta:document-statistic meta:table-count="16" meta:cell-count="1423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